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Pictures/10000000000000580000001F196641809BB809C4.bmp" manifest:media-type="image/bmp"/>
  <manifest:file-entry manifest:full-path="Pictures/100000000000005E0000005E5A26456CDAFFF66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Tahoma1" svg:font-family="Tahoma"/>
    <style:font-face style:name="Liberation Mono1" svg:font-family="'Liberation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2" svg:font-family="'Liberation Mono'" style:font-adornments="Cursiv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 svg:font-family="'Liberation Mono'" style:font-adornments="Negrit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3" svg:font-family="'Liberation Mono'" style:font-adornments="Normal"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Arial1" svg:font-family="Arial" style:font-adornments="Cursiva"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Arial" svg:font-family="Arial" style:font-adornments="Normal"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Helvetica" svg:font-family="Helvetica" style:font-adornments="Normal" style:font-family-generic="swiss" style:font-pitch="variable">
      <svg:font-face-src>
        <svg:font-face-uri xlink:href="Fonts/font14.ttf" xlink:type="simple">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stilos" style:family="table">
      <style:table-properties style:width="10.292cm" fo:margin-left="5.151cm" table:align="left" style:may-break-between-rows="false" style:writing-mode="page"/>
    </style:style>
    <style:style style:name="Estilos.A" style:family="table-column">
      <style:table-column-properties style:column-width="5.106cm"/>
    </style:style>
    <style:style style:name="Estilos.B" style:family="table-column">
      <style:table-column-properties style:column-width="5.186cm"/>
    </style:style>
    <style:style style:name="Estilos.A1" style:family="table-cell">
      <style:table-cell-properties fo:padding="0.097cm" fo:border-left="0.05pt solid #999999" fo:border-right="none" fo:border-top="0.05pt solid #999999" fo:border-bottom="0.05pt solid #999999"/>
    </style:style>
    <style:style style:name="Estilos.B1" style:family="table-cell">
      <style:table-cell-properties fo:padding="0.097cm" fo:border-left="none" fo:border-right="0.05pt solid #999999" fo:border-top="0.05pt solid #999999" fo:border-bottom="0.05pt solid #999999"/>
    </style:style>
    <style:style style:name="Estilos.A2" style:family="table-cell">
      <style:table-cell-properties style:vertical-align="middle" fo:padding="0.097cm" fo:border-left="0.05pt solid #999999" fo:border-right="none" fo:border-top="none" fo:border-bottom="0.05pt solid #999999"/>
    </style:style>
    <style:style style:name="Estilos.B2" style:family="table-cell">
      <style:table-cell-properties fo:padding="0.097cm" fo:border-left="none" fo:border-right="0.05pt solid #999999" fo:border-top="none" fo:border-bottom="0.05pt solid #999999"/>
    </style:style>
    <style:style style:name="Estilos.B3" style:family="table-cell">
      <style:table-cell-properties fo:padding="0.097cm" fo:border-left="none" fo:border-right="0.05pt solid #999999" fo:border-top="none" fo:border-bottom="0.05pt solid #999999"/>
    </style:style>
    <style:style style:name="Estilos.B4" style:family="table-cell">
      <style:table-cell-properties fo:padding="0.097cm" fo:border-left="none" fo:border-right="0.05pt solid #999999" fo:border-top="none" fo:border-bottom="0.05pt solid #999999"/>
    </style:style>
    <style:style style:name="Estilos.B5" style:family="table-cell">
      <style:table-cell-properties fo:padding="0.097cm" fo:border-left="none" fo:border-right="0.05pt solid #999999" fo:border-top="none" fo:border-bottom="0.05pt solid #999999"/>
    </style:style>
    <style:style style:name="Estilos.B6" style:family="table-cell">
      <style:table-cell-properties fo:padding="0.097cm" fo:border-left="none" fo:border-right="0.05pt solid #999999" fo:border-top="none" fo:border-bottom="0.05pt solid #999999"/>
    </style:style>
    <style:style style:name="Estilos.B7" style:family="table-cell">
      <style:table-cell-properties fo:padding="0.097cm" fo:border-left="none" fo:border-right="0.05pt solid #999999" fo:border-top="none" fo:border-bottom="0.05pt solid #999999"/>
    </style:style>
    <style:style style:name="Estilos.B8" style:family="table-cell">
      <style:table-cell-properties fo:padding="0.097cm" fo:border-left="none" fo:border-right="0.05pt solid #999999" fo:border-top="none" fo:border-bottom="0.05pt solid #999999"/>
    </style:style>
    <style:style style:name="Estilos.B9" style:family="table-cell">
      <style:table-cell-properties fo:padding="0.097cm" fo:border-left="none" fo:border-right="0.05pt solid #999999" fo:border-top="none" fo:border-bottom="0.05pt solid #999999"/>
    </style:style>
    <style:style style:name="Estilos.B10" style:family="table-cell">
      <style:table-cell-properties fo:padding="0.097cm" fo:border-left="none" fo:border-right="0.05pt solid #999999" fo:border-top="none" fo:border-bottom="0.05pt solid #999999"/>
    </style:style>
    <style:style style:name="Estilos.B11" style:family="table-cell">
      <style:table-cell-properties fo:padding="0.097cm" fo:border-left="none" fo:border-right="0.05pt solid #999999" fo:border-top="none" fo:border-bottom="0.05pt solid #999999"/>
    </style:style>
    <style:style style:name="Estilos.B12" style:family="table-cell">
      <style:table-cell-properties fo:padding="0.097cm" fo:border-left="none" fo:border-right="0.05pt solid #999999" fo:border-top="none" fo:border-bottom="0.05pt solid #999999"/>
    </style:style>
    <style:style style:name="Estilos.B13" style:family="table-cell">
      <style:table-cell-properties fo:padding="0.097cm" fo:border-left="none" fo:border-right="0.05pt solid #999999" fo:border-top="none" fo:border-bottom="0.05pt solid #999999"/>
    </style:style>
    <style:style style:name="P1" style:family="paragraph" style:parent-style-name="Table_20_Contents">
      <style:paragraph-properties fo:text-align="start" style:justify-single-word="false"/>
      <style:text-properties officeooo:rsid="007822f2" officeooo:paragraph-rsid="007822f2"/>
    </style:style>
    <style:style style:name="P2"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P3" style:family="paragraph" style:parent-style-name="Table_20_Contents">
      <style:paragraph-properties fo:text-align="center" style:justify-single-word="false"/>
      <style:text-properties officeooo:rsid="0048aeeb" officeooo:paragraph-rsid="003a530a"/>
    </style:style>
    <style:style style:name="P4" style:family="paragraph" style:parent-style-name="Table_20_Contents">
      <style:paragraph-properties fo:text-align="center" style:justify-single-word="false"/>
      <style:text-properties officeooo:paragraph-rsid="003a530a"/>
    </style:style>
    <style:style style:name="P5" style:family="paragraph" style:parent-style-name="Table_20_Contents">
      <style:text-properties officeooo:rsid="003a530a" officeooo:paragraph-rsid="003a530a"/>
    </style:style>
    <style:style style:name="P6" style:family="paragraph" style:parent-style-name="Footer">
      <style:text-properties officeooo:paragraph-rsid="0074bc18"/>
    </style:style>
    <style:style style:name="P7" style:family="paragraph" style:parent-style-name="Text_20_body">
      <style:text-properties fo:language="es" fo:country="ES" officeooo:rsid="004ec9ab" officeooo:paragraph-rsid="0007975c"/>
    </style:style>
    <style:style style:name="P8" style:family="paragraph" style:parent-style-name="Text_20_body">
      <style:text-properties fo:language="es" fo:country="ES" officeooo:rsid="000fc9be" officeooo:paragraph-rsid="000fc9be"/>
    </style:style>
    <style:style style:name="P9" style:family="paragraph" style:parent-style-name="Text_20_body">
      <style:text-properties fo:language="es" fo:country="ES" officeooo:rsid="0007975c" officeooo:paragraph-rsid="0007975c"/>
    </style:style>
    <style:style style:name="P10" style:family="paragraph" style:parent-style-name="Text_20_body">
      <style:text-properties fo:language="es" fo:country="ES" officeooo:rsid="00117d0b" officeooo:paragraph-rsid="00117d0b"/>
    </style:style>
    <style:style style:name="P11" style:family="paragraph" style:parent-style-name="Text_20_body">
      <style:paragraph-properties fo:text-align="center" style:justify-single-word="false"/>
      <style:text-properties fo:language="es" fo:country="ES" officeooo:rsid="0009bc93" officeooo:paragraph-rsid="0009bc93"/>
    </style:style>
    <style:style style:name="P12" style:family="paragraph" style:parent-style-name="Text_20_body">
      <style:paragraph-properties fo:text-align="center" style:justify-single-word="false"/>
      <style:text-properties fo:language="es" fo:country="ES" officeooo:rsid="005e0709" officeooo:paragraph-rsid="005e0709"/>
    </style:style>
    <style:style style:name="P13" style:family="paragraph" style:parent-style-name="Text_20_body">
      <style:text-properties officeooo:rsid="0009bc93" officeooo:paragraph-rsid="0009bc93"/>
    </style:style>
    <style:style style:name="P14" style:family="paragraph" style:parent-style-name="Text_20_body">
      <style:text-properties officeooo:rsid="0059bb6c" officeooo:paragraph-rsid="0059bb6c"/>
    </style:style>
    <style:style style:name="P15" style:family="paragraph" style:parent-style-name="Text_20_body">
      <style:text-properties officeooo:paragraph-rsid="005ce857"/>
    </style:style>
    <style:style style:name="P16" style:family="paragraph" style:parent-style-name="Text_20_body">
      <style:paragraph-properties fo:text-align="center" style:justify-single-word="false"/>
      <style:text-properties fo:font-size="12pt" officeooo:paragraph-rsid="0009bc93" style:font-size-asian="12pt" style:font-size-complex="12pt"/>
    </style:style>
    <style:style style:name="P17" style:family="paragraph" style:parent-style-name="Text_20_body">
      <style:paragraph-properties fo:text-align="center" style:justify-single-word="false"/>
      <style:text-properties fo:font-size="12pt" fo:language="es" fo:country="ES" officeooo:rsid="0009bc93" officeooo:paragraph-rsid="0009bc93" style:font-size-asian="12pt" style:font-size-complex="12pt"/>
    </style:style>
    <style:style style:name="P18" style:family="paragraph" style:parent-style-name="Text_20_body">
      <style:text-properties officeooo:rsid="001624bb" officeooo:paragraph-rsid="005feafc"/>
    </style:style>
    <style:style style:name="P19" style:family="paragraph" style:parent-style-name="Text_20_body">
      <style:text-properties officeooo:paragraph-rsid="005feafc"/>
    </style:style>
    <style:style style:name="P20" style:family="paragraph" style:parent-style-name="Text_20_body">
      <style:text-properties officeooo:rsid="001400a1"/>
    </style:style>
    <style:style style:name="P21" style:family="paragraph" style:parent-style-name="Text_20_body">
      <style:text-properties officeooo:paragraph-rsid="00620692"/>
    </style:style>
    <style:style style:name="P22" style:family="paragraph" style:parent-style-name="Text_20_body">
      <style:text-properties officeooo:paragraph-rsid="0007975c"/>
    </style:style>
    <style:style style:name="P23" style:family="paragraph" style:parent-style-name="Text_20_body">
      <style:text-properties officeooo:paragraph-rsid="006bc32a"/>
    </style:style>
    <style:style style:name="P24" style:family="paragraph" style:parent-style-name="Table_20_Heading">
      <style:text-properties officeooo:rsid="002c1461" officeooo:paragraph-rsid="003a530a"/>
    </style:style>
    <style:style style:name="P25" style:family="paragraph" style:parent-style-name="Table_20_Heading">
      <style:text-properties officeooo:paragraph-rsid="003a530a"/>
    </style:style>
    <style:style style:name="P26" style:family="paragraph" style:parent-style-name="Text_20_body">
      <style:paragraph-properties fo:margin-left="0cm" fo:margin-right="0cm" fo:text-indent="0cm" style:auto-text-indent="false"/>
      <style:text-properties fo:language="es" fo:country="ES" fo:font-weight="normal" officeooo:rsid="005dbdd8" officeooo:paragraph-rsid="0007975c" style:font-weight-asian="normal" style:font-weight-complex="normal"/>
    </style:style>
    <style:style style:name="P27" style:family="paragraph" style:parent-style-name="Standard">
      <style:paragraph-properties fo:text-align="center" style:justify-single-word="false"/>
      <style:text-properties officeooo:rsid="001400a1" officeooo:paragraph-rsid="005feafc"/>
    </style:style>
    <style:style style:name="P28" style:family="paragraph" style:parent-style-name="Text_20_body">
      <style:paragraph-properties fo:break-before="page"/>
      <style:text-properties fo:language="es" fo:country="ES" officeooo:rsid="0009bc93" officeooo:paragraph-rsid="0009bc93"/>
    </style:style>
    <style:style style:name="P29" style:family="paragraph" style:parent-style-name="Title">
      <style:text-properties officeooo:paragraph-rsid="005ce857"/>
    </style:style>
    <style:style style:name="P30" style:family="paragraph" style:parent-style-name="Subtitle">
      <style:paragraph-properties fo:text-align="center" style:justify-single-word="false"/>
      <style:text-properties fo:language="es" fo:country="ES" officeooo:rsid="0009bc93" officeooo:paragraph-rsid="005ce857"/>
    </style:style>
    <style:style style:name="P31" style:family="paragraph" style:parent-style-name="Contents_20_1">
      <style:paragraph-properties>
        <style:tab-stops>
          <style:tab-stop style:position="18.602cm" style:type="right" style:leader-style="dotted" style:leader-text="."/>
        </style:tab-stops>
      </style:paragraph-properties>
    </style:style>
    <style:style style:name="P32" style:family="paragraph" style:parent-style-name="Text_20_body" style:list-style-name="L1">
      <style:text-properties fo:language="es" fo:country="ES" officeooo:rsid="00117d0b" officeooo:paragraph-rsid="00117d0b"/>
    </style:style>
    <style:style style:name="P33" style:family="paragraph" style:parent-style-name="Text_20_body" style:list-style-name="L1">
      <style:text-properties fo:language="es" fo:country="ES" officeooo:rsid="00130db8" officeooo:paragraph-rsid="00130db8"/>
    </style:style>
    <style:style style:name="P34" style:family="paragraph" style:parent-style-name="Title" style:master-page-name="First_20_Page">
      <style:paragraph-properties style:page-number="auto"/>
      <style:text-properties officeooo:paragraph-rsid="005ce857"/>
    </style:style>
    <style:style style:name="P35" style:family="paragraph" style:parent-style-name="Heading_20_1">
      <style:text-properties officeooo:rsid="0009bc93" officeooo:paragraph-rsid="0009bc93"/>
    </style:style>
    <style:style style:name="P36" style:family="paragraph" style:parent-style-name="Heading_20_1">
      <style:text-properties officeooo:paragraph-rsid="005feafc"/>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6255d8" officeooo:paragraph-rsid="006255d8"/>
    </style:style>
    <style:style style:name="T1" style:family="text">
      <style:text-properties officeooo:rsid="0074bc18"/>
    </style:style>
    <style:style style:name="T2" style:family="text">
      <style:text-properties officeooo:rsid="005eb20e"/>
    </style:style>
    <style:style style:name="T3" style:family="text">
      <style:text-properties fo:language="es" fo:country="ES"/>
    </style:style>
    <style:style style:name="T4" style:family="text">
      <style:text-properties fo:language="es" fo:country="ES" officeooo:rsid="00479b94"/>
    </style:style>
    <style:style style:name="T5" style:family="text">
      <style:text-properties fo:language="es" fo:country="ES" officeooo:rsid="00496221"/>
    </style:style>
    <style:style style:name="T6" style:family="text">
      <style:text-properties fo:language="es" fo:country="ES" officeooo:rsid="004b6d19"/>
    </style:style>
    <style:style style:name="T7" style:family="text">
      <style:text-properties fo:language="es" fo:country="ES" officeooo:rsid="004e7d22"/>
    </style:style>
    <style:style style:name="T8" style:family="text">
      <style:text-properties fo:language="es" fo:country="ES" officeooo:rsid="004ffa61"/>
    </style:style>
    <style:style style:name="T9" style:family="text">
      <style:text-properties fo:language="es" fo:country="ES" officeooo:rsid="004c1f51"/>
    </style:style>
    <style:style style:name="T10" style:family="text">
      <style:text-properties fo:language="es" fo:country="ES" officeooo:rsid="0053b20b"/>
    </style:style>
    <style:style style:name="T11" style:family="text">
      <style:text-properties fo:language="es" fo:country="ES" officeooo:rsid="00549866"/>
    </style:style>
    <style:style style:name="T12" style:family="text">
      <style:text-properties fo:language="es" fo:country="ES" officeooo:rsid="0009bc93"/>
    </style:style>
    <style:style style:name="T13" style:family="text">
      <style:text-properties fo:language="es" fo:country="ES" officeooo:rsid="00620692"/>
    </style:style>
    <style:style style:name="T14" style:family="text">
      <style:text-properties officeooo:rsid="0104de10"/>
    </style:style>
    <style:style style:name="T15" style:family="text">
      <style:text-properties officeooo:rsid="00500e89"/>
    </style:style>
    <style:style style:name="T16" style:family="text">
      <style:text-properties officeooo:rsid="005d18a7"/>
    </style:style>
    <style:style style:name="T17" style:family="text">
      <style:text-properties officeooo:rsid="0085a9a5"/>
    </style:style>
    <style:style style:name="T18" style:family="text">
      <style:text-properties officeooo:rsid="0009bc93"/>
    </style:style>
    <style:style style:name="T19" style:family="text">
      <style:text-properties officeooo:rsid="000ae3cd"/>
    </style:style>
    <style:style style:name="T20" style:family="text">
      <style:text-properties officeooo:rsid="001291f9"/>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officeooo:rsid="00149bfe"/>
    </style:style>
    <style:style style:name="T24" style:family="text">
      <style:text-properties officeooo:rsid="0017c6ec"/>
    </style:style>
    <style:style style:name="T25" style:family="text">
      <style:text-properties officeooo:rsid="0017dd51"/>
    </style:style>
    <style:style style:name="T26" style:family="text">
      <style:text-properties officeooo:rsid="0019c625"/>
    </style:style>
    <style:style style:name="T27" style:family="text">
      <style:text-properties officeooo:rsid="001cad6c"/>
    </style:style>
    <style:style style:name="T28" style:family="text">
      <style:text-properties officeooo:rsid="001d46e9"/>
    </style:style>
    <style:style style:name="T29" style:family="text">
      <style:text-properties officeooo:rsid="001fe3c1"/>
    </style:style>
    <style:style style:name="T30" style:family="text">
      <style:text-properties officeooo:rsid="0021b65c"/>
    </style:style>
    <style:style style:name="T31" style:family="text">
      <style:text-properties officeooo:rsid="00280318"/>
    </style:style>
    <style:style style:name="T32" style:family="text">
      <style:text-properties fo:language="zxx" fo:country="none" style:language-asian="zxx" style:country-asian="none" style:language-complex="zxx" style:country-complex="none"/>
    </style:style>
    <style:style style:name="T33" style:family="text">
      <style:text-properties fo:language="zxx" fo:country="none" officeooo:rsid="00277a54" style:language-asian="zxx" style:country-asian="none" style:language-complex="zxx" style:country-complex="none"/>
    </style:style>
    <style:style style:name="T34" style:family="text">
      <style:text-properties fo:language="zxx" fo:country="none" officeooo:rsid="0014c7be" style:language-asian="zxx" style:country-asian="none" style:language-complex="zxx" style:country-complex="none"/>
    </style:style>
    <style:style style:name="T35" style:family="text">
      <style:text-properties fo:language="zxx" fo:country="none" officeooo:rsid="003c4a8e" style:language-asian="zxx" style:country-asian="none" style:language-complex="zxx" style:country-complex="none"/>
    </style:style>
    <style:style style:name="T36" style:family="text">
      <style:text-properties fo:language="zxx" fo:country="none" officeooo:rsid="0046b246" style:language-asian="zxx" style:country-asian="none" style:language-complex="zxx" style:country-complex="none"/>
    </style:style>
    <style:style style:name="T37" style:family="text">
      <style:text-properties fo:language="zxx" fo:country="none" fo:font-weight="bold" style:language-asian="zxx" style:country-asian="none" style:font-weight-asian="bold" style:language-complex="zxx" style:country-complex="none" style:font-weight-complex="bold"/>
    </style:style>
    <style:style style:name="T38" style:family="text">
      <style:text-properties officeooo:rsid="002ca807"/>
    </style:style>
    <style:style style:name="T39" style:family="text">
      <style:text-properties officeooo:rsid="001624bb"/>
    </style:style>
    <style:style style:name="T40" style:family="text">
      <style:text-properties officeooo:rsid="003a530a"/>
    </style:style>
    <style:style style:name="T41" style:family="text">
      <style:text-properties officeooo:rsid="002e2f90"/>
    </style:style>
    <style:style style:name="T42" style:family="text">
      <style:text-properties officeooo:rsid="002f995f"/>
    </style:style>
    <style:style style:name="T43" style:family="text">
      <style:text-properties officeooo:rsid="003c4a8e"/>
    </style:style>
    <style:style style:name="T44" style:family="text">
      <style:text-properties officeooo:rsid="003da53b"/>
    </style:style>
    <style:style style:name="T45" style:family="text">
      <style:text-properties officeooo:rsid="003f86fb"/>
    </style:style>
    <style:style style:name="T46" style:family="text">
      <style:text-properties officeooo:rsid="0043e9b5"/>
    </style:style>
    <style:style style:name="T47" style:family="text">
      <style:text-properties officeooo:rsid="0044cabc"/>
    </style:style>
    <style:style style:name="T48" style:family="text">
      <style:text-properties officeooo:rsid="0046b246"/>
    </style:style>
    <style:style style:name="T49" style:family="text">
      <style:text-properties officeooo:rsid="00479b94"/>
    </style:style>
    <style:style style:name="T50" style:family="text">
      <style:text-properties officeooo:rsid="004e7d22"/>
    </style:style>
    <style:style style:name="T51" style:family="text">
      <style:text-properties officeooo:rsid="004ffa61"/>
    </style:style>
    <style:style style:name="T52" style:family="text">
      <style:text-properties officeooo:rsid="0055d081"/>
    </style:style>
    <style:style style:name="T53" style:family="text">
      <style:text-properties officeooo:rsid="0058404a"/>
    </style:style>
    <style:style style:name="T54" style:family="text">
      <style:text-properties officeooo:rsid="005ce857"/>
    </style:style>
    <style:style style:name="T55" style:family="text">
      <style:text-properties officeooo:rsid="00620692"/>
    </style:style>
    <style:style style:name="T56" style:family="text">
      <style:text-properties officeooo:rsid="006255d8"/>
    </style:style>
    <style:style style:name="T57" style:family="text">
      <style:text-properties officeooo:rsid="006bc32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9"><text:tab/>Desarrollo de <text:span text:style-name="T53">J</text:span>uegos <text:span text:style-name="T53">M</text:span>ultiplataforma <text:line-break/><text:span text:style-name="T54"><text:tab/>U</text:span>tilizando <text:span text:style-name="T32">Godot Engine</text:span>.<text:line-break/></text:p>
      <text:p text:style-name="P15"/>
      <text:p text:style-name="P16"><text:span text:style-name="T18">Proyecto final del ciclo formativo de grado superior en </text:span><text:span text:style-name="T12">Desarrollo de Aplicaciones Multiplataforma.</text:span></text:p>
      <text:p text:style-name="P17">Cursado en el <text:span text:style-name="T32">I.E.S. Augustóbriga de Navalmoral</text:span> de la Mata, Cáceres.</text:p>
      <text:p text:style-name="P12">Diciembre 2017</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0"><text:span text:style-name="T54">Por Eugenio Hugo Salgüero Jáñez</text:span>.</text:p>
      <text:p text:style-name="P28"/>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1"><text:a xlink:type="simple" xlink:href="#__RefHeading___Toc19749_916792476" text:style-name="Index_20_Link" text:visited-style-name="Index_20_Link">Introducción<text:tab/>3</text:a></text:p>
          <text:p text:style-name="P31"><text:a xlink:type="simple" xlink:href="#__RefHeading___Toc19751_916792476" text:style-name="Index_20_Link" text:visited-style-name="Index_20_Link">Descripción y Objetivos del proyecto<text:tab/>4</text:a></text:p>
          <text:p text:style-name="P31"><text:a xlink:type="simple" xlink:href="#__RefHeading___Toc19864_916792476" text:style-name="Index_20_Link" text:visited-style-name="Index_20_Link">Medios<text:tab/>4</text:a></text:p>
          <text:p text:style-name="P31"><text:a xlink:type="simple" xlink:href="#__RefHeading___Toc19753_916792476" text:style-name="Index_20_Link" text:visited-style-name="Index_20_Link">Estilos comunes<text:tab/>4</text:a></text:p>
          <text:p text:style-name="P31"><text:a xlink:type="simple" xlink:href="#__RefHeading___Toc2962_908944513" text:style-name="Index_20_Link" text:visited-style-name="Index_20_Link">Descripción del contenido<text:tab/>6</text:a></text:p>
          <text:p text:style-name="P31"><text:a xlink:type="simple" xlink:href="#__RefHeading___Toc797_486048216" text:style-name="Index_20_Link" text:visited-style-name="Index_20_Link">Licencia<text:tab/>6</text:a></text:p>
        </text:index-body>
      </text:table-of-content>
      <text:p text:style-name="P20"/>
      <text:h text:style-name="P38" text:outline-level="1"><text:bookmark-start text:name="__RefHeading___Toc19749_916792476"/>Introducción<text:bookmark-end text:name="__RefHeading___Toc19749_916792476"/></text:h>
      <text:p text:style-name="Text_20_body">En este <text:span text:style-name="T48">último curso hemos</text:span> empeza<text:span text:style-name="T55">do</text:span> a trabajar con un entorno orientado al desarrollo de juegos. <text:span text:style-name="T48">Hemos visto el funcionamiento de un motor bajo </text:span><text:span text:style-name="Emphasis"><text:span text:style-name="T48">Java</text:span></text:span><text:span text:style-name="T48">, como es </text:span><text:span text:style-name="Emphasis"><text:span text:style-name="T36">jMonkey</text:span></text:span><text:span text:style-name="T48"> y hemos realizado una tarea con uno de los que cuenta con mayor implantación en el sector: </text:span><text:span text:style-name="Emphasis"><text:span text:style-name="T48">Unity</text:span></text:span><text:span text:style-name="T48">, que es </text:span>una gran suite para el desarrollo de juegos multiplataforma. Pero por desgracia, no es libre, aunque ofrece una versión <text:span text:style-name="T49">con funcionalidad limitada</text:span> como "cebo" y ha conseguido amasar una nutrida comunidad <text:span text:style-name="T49">de usuarios </text:span>en los últimos años.</text:p>
      <text:p text:style-name="P21"><text:span text:style-name="T49">La programación de juegos e</text:span><text:span text:style-name="T3">s una rama de la informática que siempre me ha interesado. </text:span><text:span text:style-name="T13">H</text:span><text:span text:style-name="T3">e probado </text:span><text:span text:style-name="T4">varios</text:span><text:span text:style-name="T3"> motores en estos años, </text:span><text:span text:style-name="T4">como </text:span><text:a xlink:type="simple" xlink:href="https://es.wikipedia.org/wiki/DIV_Games_Studio" office:target-frame-name="_blank" xlink:show="new" text:style-name="Internet_20_link" text:visited-style-name="Visited_20_Internet_20_Link">DIV Game Studio</text:a><text:span text:style-name="T4"> (1998) y su sucesor libre </text:span><text:a xlink:type="simple" xlink:href="http://www.bennugd.org/es" office:target-frame-name="_blank" xlink:show="new" text:style-name="Internet_20_link" text:visited-style-name="Visited_20_Internet_20_Link">BennuGd</text:a><text:span text:style-name="T4"> </text:span><text:span text:style-name="T6">(2007),</text:span><text:span text:style-name="T4"> </text:span><text:span text:style-name="T13">e</text:span><text:span text:style-name="T5">l</text:span><text:span text:style-name="T4"> motor integrado en la suite </text:span><text:a xlink:type="simple" xlink:href="https://www.blender.org/" text:style-name="Internet_20_link" text:visited-style-name="Visited_20_Internet_20_Link">Blender</text:a><text:span text:style-name="T4"> </text:span><text:span text:style-name="T6">(2005)</text:span><text:span text:style-name="T4">, </text:span><text:span text:style-name="Cursiva"><text:span text:style-name="T49">Blender Game Engine,</text:span></text:span><text:span text:style-name="T4"> </text:span><text:a xlink:type="simple" xlink:href="https://www.ogre3d.org/" text:style-name="Internet_20_link" text:visited-style-name="Visited_20_Internet_20_Link">Ogre</text:a><text:span text:style-name="T5"> </text:span><text:span text:style-name="T6">(2008), </text:span><text:a xlink:type="simple" xlink:href="https://unity3d.com/" text:style-name="Internet_20_link" text:visited-style-name="Visited_20_Internet_20_Link">Unity</text:a><text:span text:style-name="T6"> (2010)</text:span><text:span text:style-name="T5"> .. Como he podido comprobar hay multitud </text:span><text:span text:style-name="T13">de </text:span><text:span text:style-name="T5">alternativas para este tipo desarrollo: </text:span><text:span text:style-name="T13">A</text:span><text:span text:style-name="T5">lgunas utilizando otro lenguaje “huésped” como jMonkey, </text:span><text:span text:style-name="T13">o</text:span><text:span text:style-name="T5">tras implementando binarios nativos para cada plataforma, como Unity. Pero son pocas las que ofrecen todas las funciones que necesitamos en un solo paquete, </text:span><text:span text:style-name="T7">teniendo que recurrir muchas veces a bibliotecas de terceros.</text:span></text:p>
      <text:p text:style-name="Text_20_body"><text:span text:style-name="T7">Con la aparición de las nuevas herramientas </text:span><text:span text:style-name="T8">que integran</text:span><text:span text:style-name="T7"> </text:span><text:span text:style-name="T8">render</text:span><text:span text:style-name="T7"> 3d de alta calidad </text:span><text:span text:style-name="T8">y</text:span><text:span text:style-name="T7"> </text:span><text:span text:style-name="T8">motores</text:span><text:span text:style-name="T7"> de física </text:span><text:span text:style-name="T8">bajo un mismo entorno, </text:span><text:span text:style-name="T13">e</text:span><text:span text:style-name="T7">l proceso se ha vuelto más universal y han eclosionado multitud de estudios amateur o “</text:span><text:span text:style-name="Cursiva"><text:span text:style-name="T50">indie</text:span></text:span><text:span text:style-name="T7">” para desarrollar sus </text:span><text:span text:style-name="T8">proyectos</text:span><text:span text:style-name="T7">. </text:span>Como todos los comienzos en una nueva tecnología, <text:span text:style-name="T21">nos hará adoptar costumbres y maneras de pensar adaptadas a la herramienta</text:span> que utilicemos. Y aunque en Unity es fácil empezar, cuando progresamos con los proyectos cada vez vamos topando con más funciones restringidas, lo que muchas veces acaba con la instalación de versiones <text:span text:style-name="Cursiva">crackeadas,</text:span> <text:span text:style-name="T51">lo cual acaba siendo un contratiempo independientemente de la actitud ética que se tenga respecto a la libertad del Software o los derechos de autor.</text:span></text:p>
      <text:p text:style-name="P21">Es para resolver esta cuestión que surgió <text:span text:style-name="Cursiva">Godot Engine </text:span><text:span text:style-name="Cursiva"><text:span text:style-name="T55">q</text:span></text:span><text:span text:style-name="T55">ue o</text:span>frece un <text:span text:style-name="Cursiva">IDE</text:span> Integrado, 2D, 3D, físicas, iluminación, <text:span text:style-name="Cursiva">pathfinding</text:span>, <text:span text:style-name="Emphasis">multiplataforma en NATIVO</text:span>. Utiliza <text:span text:style-name="Cursiva">GLES</text:span> (<text:span text:style-name="Cursiva">OpenGl</text:span>) <text:span text:style-name="T55">y</text:span> aunque el render de la versión actual es bastante bueno, no llega a los niveles d<text:span text:style-name="T55">el</text:span>, por ejemplo, <text:span text:style-name="Cursiva">Unreal Engine</text:span>. En Unity para conseguir ese detalle de representación también se recurre a <text:span text:style-name="Cursiva">plugins</text:span> de “pago”. De todas formas en la siguiente versión de <text:span text:style-name="Cursiva">Godot</text:span>, la 3.0 <text:span text:style-name="T55">s</text:span>e implementa GLES3.0 lo que supondría equipararse en calidad gráfica a las alternativas privativas.</text:p>
      <text:p text:style-name="P22"><text:span text:style-name="T10">Aunque la comunidad está haciendo un gran esfuerzo por actualizar la documentación, especialmente para la próxima versión, </text:span><text:span text:style-name="T9">mucha de la </text:span><text:span text:style-name="T10">disponible</text:span><text:span text:style-name="T9"> </text:span><text:span text:style-name="T10">para la actual</text:span><text:span text:style-name="T9"> </text:span><text:span text:style-name="T10">es muy somera o </text:span><text:span text:style-name="T9">está </text:span><text:span text:style-name="T10">incompleta, </text:span><text:span text:style-name="T13">p</text:span><text:span text:style-name="T11">or lo que es habitual tener que recurrir a la prueba y error o directamente a escudriñar el código fuente del motor para aclarar algunos aspectos. Facilitar a todos aquellos interesados en la programación en general y en el desarrollo de juegos en particular, una itinerario de aprendizaje y una guía de referencia es el </text:span><text:span text:style-name="Emphasis"><text:span text:style-name="T11">objetivo de este proyecto</text:span></text:span><text:span text:style-name="T11">.</text:span></text:p>
      <text:p text:style-name="P7"><text:span text:style-name="T14">Este D</text:span>ocumento <text:span text:style-name="T14">está en constante evolución, y gran parte de el</text:span> es una traducción libre de las fuentes citadas, <text:span text:style-name="T25">comprobadas por el autor y </text:span>modificada<text:span text:style-name="T25">s</text:span> para la versión <text:span text:style-name="T15">2.1</text:span>.<text:span text:style-name="T52">4.</text:span> Los ejemplos que se <text:span text:style-name="T2">incluyen</text:span> están <text:span text:style-name="T16">creados exprofeso para este manual </text:span>y las capturas <text:span text:style-name="T16">también se </text:span>han <text:span text:style-name="T15">hecho para la ocasión</text:span>.</text:p>
      <text:p text:style-name="Text_20_body"/>
      <text:h text:style-name="P37" text:outline-level="1"><text:bookmark-start text:name="__RefHeading___Toc19751_916792476"/>Descripción <text:span text:style-name="T18">y</text:span> Objetivos <text:span text:style-name="T45">del proyecto</text:span><text:bookmark-end text:name="__RefHeading___Toc19751_916792476"/></text:h>
      <text:p text:style-name="Text_20_body">“Desarrollo de juegos multiplataforma utilizando <text:span text:style-name="Cursiva">Godot</text:span> <text:span text:style-name="Cursiva">Engine</text:span>.” es el proyecto final del alumno Eugenio Hugo Salgüero Jáñez para el ciclo formativo de grado superior en <text:span text:style-name="T3">Desarrollo de Aplicaciones Multiplataforma. Cursado en el </text:span><text:span text:style-name="Cursiva">I.E.S. Augustóbriga</text:span><text:span text:style-name="T3"> de </text:span><text:span text:style-name="Cursiva">Navalmoral</text:span><text:span text:style-name="T3"> de la Mata, Cáceres.</text:span></text:p>
      <text:p text:style-name="P8">Está compuesto por un documento con formato de manual y varios proyectos para <text:span text:style-name="Cursiva">Godot</text:span> 2.1.<text:span text:style-name="T31">4</text:span></text:p>
      <text:p text:style-name="P9">Tiene como objetivo fomentar e introducir en la creación de software de entretenimiento multiplataforma, utilizando únicamente software libre.</text:p>
      <text:p text:style-name="P10">Se <text:span text:style-name="T23">trataran los siguientes temas:</text:span></text:p>
      <text:list xml:id="list3917324022444084071" text:style-name="L1">
        <text:list-item>
          <text:p text:style-name="P32">La instalación y configuración de la herramienta.</text:p>
        </text:list-item>
        <text:list-item>
          <text:p text:style-name="P32">Creación y estructura del proyecto de trabajo.</text:p>
        </text:list-item>
        <text:list-item>
          <text:p text:style-name="P32">Comp<text:span text:style-name="T20">il</text:span>ación para diferentes plataformas, como Android, X11, Windows…</text:p>
        </text:list-item>
        <text:list-item>
          <text:p text:style-name="P32">Funcionamiento del lenguaje <text:span text:style-name="Cursiva">GDScript</text:span>.</text:p>
        </text:list-item>
        <text:list-item>
          <text:p text:style-name="P32">Descripción de los Nodos más utilizados del motor.</text:p>
        </text:list-item>
        <text:list-item>
          <text:p text:style-name="P33">Compendio de herramientas y recursos libres.</text:p>
        </text:list-item>
      </text:list>
      <text:h text:style-name="P35" text:outline-level="1"><text:bookmark-start text:name="__RefHeading___Toc19864_916792476"/>Medios<text:bookmark-end text:name="__RefHeading___Toc19864_916792476"/></text:h>
      <text:p text:style-name="P13">El documento será creado utilizando el <text:span text:style-name="Emphasis">formato .odt</text:span> y la herramienta <text:span text:style-name="Emphasis">LibreOffice</text:span> en su versión 5.2.</text:p>
      <text:p text:style-name="P14">Como alternativa de presentación, junto al formato<text:span text:style-name="Emphasis"> .odt y .pdf</text:span>, se estudiará la posibilidad de crear una página web.</text:p>
      <text:p text:style-name="P13">Los ejemplos estarán creados en <text:span text:style-name="Emphasis">Godot Engine versión 2.1.</text:span><text:span text:style-name="Emphasis"><text:span text:style-name="T40">4.</text:span></text:span></text:p>
      <text:p text:style-name="P13">Para el mejor seguimiento por parte del tutor, el proyecto tiene este repositorio en <text:span text:style-name="Cursiva">GitHub</text:span>: <text:a xlink:type="simple" xlink:href="https://github.com/EHSJ/InToGodot" text:style-name="Internet_20_link" text:visited-style-name="Visited_20_Internet_20_Link"><text:span text:style-name="T32">https://github.com/EHSJ/InToGodot</text:span></text:a></text:p>
      <text:p text:style-name="P13">El medio de comunicación deseable es: <text:span text:style-name="T37">ehsalguero</text:span><text:span text:style-name="T22">@gmail.com</text:span></text:p>
      <text:h text:style-name="Heading_20_1" text:outline-level="1"><text:bookmark-start text:name="__RefHeading___Toc19753_916792476"/>Estilos <text:span text:style-name="T56">c</text:span>omunes<text:bookmark-end text:name="__RefHeading___Toc19753_916792476"/></text:h>
      <text:p text:style-name="P26"><text:span text:style-name="T19">Se ha procurado</text:span> mantener una <text:span text:style-name="T17">coherencia</text:span> <text:span text:style-name="T17">con</text:span> determinados conceptos aplicándoles un estilo <text:span text:style-name="T40">común</text:span> a lo largo del texto:</text:p>
      <table:table table:name="Estilos" table:style-name="Estilos">
        <table:table-column table:style-name="Estilos.A"/>
        <table:table-column table:style-name="Estilos.B"/>
        <table:table-row>
          <table:table-cell table:style-name="Estilos.A1" office:value-type="string">
            <text:p text:style-name="P25">Ejemplo.</text:p>
          </table:table-cell>
          <table:table-cell table:style-name="Estilos.B1" office:value-type="string">
            <text:p text:style-name="P24">Ámbito.</text:p>
          </table:table-cell>
        </table:table-row>
        <table:table-row>
          <table:table-cell table:style-name="Estilos.A2" office:value-type="string">
            <text:p text:style-name="P4"><text:span text:style-name="_5f_Pestaña">Inspector</text:span></text:p>
          </table:table-cell>
          <table:table-cell table:style-name="Estilos.B2" office:value-type="string">
            <text:p text:style-name="P5">Pestaña de la interfaz</text:p>
          </table:table-cell>
        </table:table-row>
        <table:table-row>
          <table:table-cell table:style-name="Estilos.A2" office:value-type="string">
            <text:p text:style-name="P4"><text:span text:style-name="_5f_Boton">Importar</text:span></text:p>
          </table:table-cell>
          <table:table-cell table:style-name="Estilos.B3" office:value-type="string">
            <text:p text:style-name="P5">Botón de la interfaz</text:p>
          </table:table-cell>
        </table:table-row>
        <table:table-row>
          <table:table-cell table:style-name="Estilos.A2" office:value-type="string">
            <text:p text:style-name="P4"><text:span text:style-name="_5f_Ruta_20_Menu">Escena/Nueva Escena</text:span></text:p>
          </table:table-cell>
          <table:table-cell table:style-name="Estilos.B4" office:value-type="string">
            <text:p text:style-name="P5">Ruta de menú</text:p>
          </table:table-cell>
        </table:table-row>
        <table:table-row>
          <table:table-cell table:style-name="Estilos.A2" office:value-type="string">
            <text:p text:style-name="P3"><text:span text:style-name="_5f_Caracter">A</text:span></text:p>
          </table:table-cell>
          <table:table-cell table:style-name="Estilos.B5" office:value-type="string">
            <text:p text:style-name="P5">Carácter</text:p>
          </table:table-cell>
        </table:table-row>
        <table:table-row>
          <table:table-cell table:style-name="Estilos.A2" office:value-type="string">
            <text:p text:style-name="P4"><text:span text:style-name="_5f_Ruta_20_Fichero">$/fichero1.txt</text:span></text:p>
          </table:table-cell>
          <table:table-cell table:style-name="Estilos.B6" office:value-type="string">
            <text:p text:style-name="P5">Ruta de fichero</text:p>
          </table:table-cell>
        </table:table-row>
        <table:table-row>
          <table:table-cell table:style-name="Estilos.A2" office:value-type="string">
            <text:p text:style-name="P4"><text:span text:style-name="_5f_Propiedad">.</text:span><text:span text:style-name="_5f_Propiedad"><text:span text:style-name="T42">text</text:span></text:span></text:p>
          </table:table-cell>
          <table:table-cell table:style-name="Estilos.B7" office:value-type="string">
            <text:p text:style-name="P5">Propiedad o atributo</text:p>
          </table:table-cell>
        </table:table-row>
        <table:table-row>
          <table:table-cell table:style-name="Estilos.A2" office:value-type="string">
            <text:p text:style-name="P4"><text:span text:style-name="_5f_Clase">Label</text:span></text:p>
          </table:table-cell>
          <table:table-cell table:style-name="Estilos.B8" office:value-type="string">
            <text:p text:style-name="P5">Clase</text:p>
          </table:table-cell>
        </table:table-row>
        <table:table-row>
          <table:table-cell table:style-name="Estilos.A2" office:value-type="string">
            <text:p text:style-name="P4"><text:span text:style-name="_5f_Funcion">_ready()</text:span></text:p>
          </table:table-cell>
          <table:table-cell table:style-name="Estilos.B9" office:value-type="string">
            <text:p text:style-name="P5">Función o método</text:p>
          </table:table-cell>
        </table:table-row>
        <table:table-row>
          <table:table-cell table:style-name="Estilos.A2" office:value-type="string">
            <text:p text:style-name="P4"><text:span text:style-name="_5f_Cod.Reservada">while</text:span></text:p>
          </table:table-cell>
          <table:table-cell table:style-name="Estilos.B10" office:value-type="string">
            <text:p text:style-name="P5">Palabra reservada</text:p>
          </table:table-cell>
        </table:table-row>
        <table:table-row>
          <table:table-cell table:style-name="Estilos.A2" office:value-type="string">
            <text:p text:style-name="P4"><text:span text:style-name="_5f_Cod.Cadena">“</text:span><text:span text:style-name="_5f_Cod.Cadena"><text:span text:style-name="T41">Cadena”</text:span></text:span></text:p>
          </table:table-cell>
          <table:table-cell table:style-name="Estilos.B11" office:value-type="string">
            <text:p text:style-name="P5">Cadena de texto</text:p>
          </table:table-cell>
        </table:table-row>
        <table:table-row>
          <table:table-cell table:style-name="Estilos.A2" office:value-type="string">
            <text:p text:style-name="P4"><text:span text:style-name="_5f_Cod.Comentario"># Comentario.</text:span></text:p>
          </table:table-cell>
          <table:table-cell table:style-name="Estilos.B12" office:value-type="string">
            <text:p text:style-name="P5">Comentario</text:p>
          </table:table-cell>
        </table:table-row>
        <table:table-row>
          <table:table-cell table:style-name="Estilos.A2" office:value-type="string">
            <text:p text:style-name="P4"><text:span text:style-name="Example">miEjemplo</text:span></text:p>
          </table:table-cell>
          <table:table-cell table:style-name="Estilos.B13" office:value-type="string">
            <text:p text:style-name="P5">Variable</text:p>
          </table:table-cell>
        </table:table-row>
      </table:table>
      <text:h text:style-name="Heading_20_1" text:outline-level="1"><text:bookmark-start text:name="__RefHeading___Toc2962_908944513"/><text:soft-page-break/>D<text:span text:style-name="T26">escripción del contenido</text:span><text:bookmark-end text:name="__RefHeading___Toc2962_908944513"/></text:h>
      <text:p text:style-name="Text_20_body">La obra se estructura en una parte teórica, consistente en <text:span text:style-name="Emphasis"><text:span text:style-name="T57">seis</text:span></text:span><text:span text:style-name="Emphasis"> capítulos y </text:span><text:span text:style-name="Emphasis"><text:span text:style-name="T57">cuatro</text:span></text:span><text:span text:style-name="Emphasis"> anexos</text:span>. Junto con un parte practica compuesta de <text:span text:style-name="Emphasis">cinco proyectos en </text:span><text:span text:style-name="Emphasis"><text:span text:style-name="T32">Godot</text:span></text:span>.</text:p>
      <text:p text:style-name="Text_20_body">El primer capítulo de la parte teórica contiene el <text:span text:style-name="Emphasis">propósito</text:span>, <text:span text:style-name="Emphasis">objetivos</text:span> y <text:span text:style-name="Emphasis">descripción del proyecto</text:span>.</text:p>
      <text:p text:style-name="Text_20_body">En el <text:span text:style-name="T27">segundo</text:span> se <text:span text:style-name="Emphasis">describe la tecnología</text:span>, su historia y características generales, su naturaleza interpretada y se presentan algunos proyectos, comerciales y aficionados, realizados con ella. Finaliza explicando los pasos a seguir desde la <text:span text:style-name="Emphasis">descarga</text:span> hasta tener nuestro <text:span text:style-name="Emphasis">primer proyecto</text:span> “<text:span text:style-name="Example"><text:span text:style-name="T46">01</text:span></text:span><text:span text:style-name="T46"> </text:span><text:span text:style-name="Example"><text:span text:style-name="T46">H</text:span></text:span><text:span text:style-name="Example">ola </text:span><text:span text:style-name="Example"><text:span text:style-name="T46">M</text:span></text:span><text:span text:style-name="Example">undo</text:span>".</text:p>
      <text:p text:style-name="Text_20_body">El tercero hace un repaso general por la <text:span text:style-name="Emphasis">interfaz del Editor</text:span>, sus <text:span text:style-name="Emphasis">ajustes de configuración</text:span> y los atajos de teclado. También se explican las principales <text:span text:style-name="Emphasis">propiedades del proyecto</text:span>.</text:p>
      <text:p text:style-name="Text_20_body">En el <text:span text:style-name="T30">cuarto</text:span> se presenta <text:span text:style-name="Emphasis"><text:span text:style-name="T32">GDScript</text:span></text:span>, el lenguaje principal de <text:span text:style-name="Cursiva">Godot</text:span>. Será la <text:span text:style-name="Emphasis">guía de referencia</text:span> para consultar la sintaxis o funcionalidades <text:span text:style-name="T28">concretas. Al final se explican las p</text:span><text:a xlink:type="simple" xlink:href="#__RefHeading___Toc2772_908944513" text:style-name="Index_20_Link" text:visited-style-name="Index_20_Link"><text:span text:style-name="T28">eculiaridades del </text:span></text:a><text:a xlink:type="simple" xlink:href="#__RefHeading___Toc2772_908944513" text:style-name="Index_20_Link" text:visited-style-name="Index_20_Link"><text:span text:style-name="Emphasis"><text:span text:style-name="T28">tipado dinámico</text:span></text:span></text:a><text:span text:style-name="T28">, que utilizaremos. Como ejemplo de uso de clases, en el Anexo 01, se tratará la declaración, instanciación y operación de una clase auxiliar, para el tratamiento de longitudes.</text:span></text:p>
      <text:p text:style-name="Text_20_body">En el <text:span text:style-name="T38">quinto</text:span> entraremos en los conceptos del <text:span text:style-name="Emphasis">funcionamiento interno</text:span> y los recursos que pone el motor a nuestra disposición para ahorrarnos trabajo. A los conceptos de <text:span text:style-name="Emphasis">nodo</text:span> y <text:span text:style-name="Emphasis">escena</text:span> les siguen el tratamiento de rutas a los recursos y el uso de <text:span text:style-name="Emphasis">señales</text:span> y <text:span text:style-name="Emphasis">detección de entradas</text:span> <text:span text:style-name="T46">ya sean de teclado, ratón o dispositivos de juego</text:span>, <text:span text:style-name="T43">el concepto de árbol de escena y de </text:span><text:span text:style-name="Cursiva"><text:span text:style-name="T29">BuclePrincipal</text:span></text:span><text:span text:style-name="T29">. <text:s/>Nuestros nodos colgaran de ese árbol y los </text:span><text:span text:style-name="Cursiva"><text:span text:style-name="T29">scripts</text:span></text:span><text:span text:style-name="T29"> serán ejecutados atendiendo a las </text:span><text:span text:style-name="Emphasis"><text:span text:style-name="T29">funciones virtuales</text:span></text:span><text:span text:style-name="T29"> que tengan implementados. La gestión de capas (</text:span><text:span text:style-name="_5f_Clase"><text:span text:style-name="T30">Canvas</text:span></text:span><text:span text:style-name="T30">) y de puntos de vista también se tratará así como los diferentes </text:span><text:span text:style-name="Emphasis"><text:span text:style-name="T30">sistemas de referencia</text:span></text:span><text:span text:style-name="T30"> para las coordenadas. La adaptación de nuestro programa a las diferentes </text:span><text:span text:style-name="Emphasis"><text:span text:style-name="T30">resoluciones de pantalla</text:span></text:span><text:span text:style-name="T30"> también se tratan en este capítulo. Puedes ampliar los conocimientos sobre este tema en el Anexo 02, con capturas de pantalla para los diferentes ajustes relacionados con la resolución de juego.</text:span></text:p>
      <text:p text:style-name="Text_20_body"><text:span text:style-name="T30">El sexto está dedicado al desglose y utilización de los diferentes Nodos que tenemos a nuestra disposición. Empezando por la clase </text:span><text:span text:style-name="_5f_Clase"><text:span text:style-name="T30">Control</text:span></text:span><text:span text:style-name="T30">, para la </text:span><text:span text:style-name="Emphasis"><text:span text:style-name="T30">interfaz de usuario</text:span></text:span><text:span text:style-name="T30">, donde se tratan los botones y textos, así como su alineación y </text:span><text:span text:style-name="Emphasis"><text:span text:style-name="T30">anclaje</text:span></text:span><text:span text:style-name="T30"> en un marco flexible. Seguiremos con la clase </text:span><text:span text:style-name="_5f_Clase"><text:span text:style-name="T30">Node2D</text:span></text:span><text:span text:style-name="T30"> responsable de la mayoría del contenido de nuestro proyecto, como los </text:span><text:span text:style-name="_5f_Clase"><text:span text:style-name="T30">Sprites</text:span></text:span><text:span text:style-name="T30">, sistemas de </text:span><text:span text:style-name="Emphasis"><text:span text:style-name="T30">partículas</text:span></text:span><text:span text:style-name="T30"> y elementos del </text:span><text:span text:style-name="Emphasis"><text:span text:style-name="T30">motor de físicas</text:span></text:span><text:span text:style-name="T30">. El tercer proyecto de ejemplo “</text:span><text:span text:style-name="Example"><text:span text:style-name="T30">03 Ejemplos Varios</text:span></text:span><text:span text:style-name="T30">” contiene las escenas a las que hace referencia este capítulo.</text:span></text:p>
      <text:p text:style-name="P23">El Anexo 03 contiene un <text:span text:style-name="T47">listado</text:span> de Software libre <text:span text:style-name="T47">y de repositorios de recursos </text:span><text:span text:style-name="Cursiva"><text:span text:style-name="T47">online</text:span></text:span><text:span text:style-name="T47">.</text:span></text:p>
      <text:p text:style-name="P23"><text:span text:style-name="T43">El Anexo 04 abordará algunos aspectos de los dos proyectos de ejemplo con temática espacial. Un sencillo, “</text:span><text:span text:style-name="Example"><text:span text:style-name="T43">04B Matamarcianos DAM</text:span></text:span><text:span text:style-name="T43">” que fue objetivo de una tarea en la asignatura de </text:span><text:span text:style-name="Cursiva"><text:span text:style-name="T43">Programación Multimedia y Dispositivos Móviles</text:span></text:span><text:span text:style-name="T43">. Y un </text:span><text:span text:style-name="Cursiva"><text:span text:style-name="T43">remake</text:span></text:span><text:span text:style-name="T43"> del juego </text:span><text:a xlink:type="simple" xlink:href="https://es.wikipedia.org/wiki/Spacewar!" text:style-name="Internet_20_link" text:visited-style-name="Visited_20_Internet_20_Link"><text:span text:style-name="T43">SpaceWar!</text:span></text:a><text:span text:style-name="T43">, al que hemos denominado “</text:span><text:span text:style-name="Example"><text:span text:style-name="T43">04</text:span></text:span><text:span text:style-name="T43"> </text:span><text:span text:style-name="Example"><text:span text:style-name="T43">Guerra Espacial</text:span></text:span><text:span text:style-name="T43">” Se ha elegido este último por la idoneidad para </text:span><text:span text:style-name="Emphasis"><text:span text:style-name="T43">implementarlo con el motor de físicas de </text:span></text:span><text:span text:style-name="Emphasis"><text:span text:style-name="T35">Godot</text:span></text:span> <text:span text:style-name="T44">y así poder ejemplificar las diferentes funciones que tiene. El motivo de incluir en este proyecto, un trabajo ya entregado, como es “</text:span><text:span text:style-name="Cursiva"><text:span text:style-name="T44">Matamarcianos DAM</text:span></text:span><text:span text:style-name="T44">”, no es otro que permitir al lector acceder a unas técnicas, como la reproducción de sonidos, creación de un menú principal, etc.. que no han podido ser incluidas en la presente obra por falta de tiempo, pues se ha priorizado añadir contenido nuevo.</text:span></text:p>
      <text:h text:style-name="P36" text:outline-level="1"><text:bookmark-start text:name="__RefHeading___Toc797_486048216"/>Licencia<text:bookmark-end text:name="__RefHeading___Toc797_486048216"/></text:h>
      <text:p text:style-name="P19"><text:span text:style-name="T39">Esta obra está acogida bajo una licencia </text:span><text:span text:style-name="Emphasis"><text:span text:style-name="T33">Reconocimiento-No Comercial-CompartirIgual</text:span></text:span><text:span text:style-name="T33">.</text:span><text:span text:style-name="T39"> </text:span></text:p>
      <text:p text:style-name="P18">Esta licencia permite a otros entremezclar, ajustar y construir a partir de <text:span text:style-name="T24">esta</text:span> obra con fines no comerciales, siempre y cuando le reconozcan la autoría y sus nuevas creaciones estén bajo una licencia con los mismos términos. </text:p>
      <text:p text:style-name="P27"><text:bookmark text:name="license_title_link11"/><text:a xlink:type="simple" xlink:href="http://creativecommons.org/licenses/by-nc-sa/4.0/" office:target-frame-name="_blank" xlink:show="new" text:style-name="Internet_20_link" text:visited-style-name="Visited_20_Internet_20_Link"><text:span text:style-name="T32">Reconocimiento-NoComercial-CompartirIgual 4.0 Internacional</text:span></text:a><text:span text:style-name="T32"> </text:span></text:p>
      <text:p text:style-name="P27"><draw:frame draw:style-name="fr1" draw:name="Imagen2" text:anchor-type="paragraph" svg:x="8.137cm" svg:y="0.474cm" svg:width="2.328cm" svg:height="0.82cm" draw:z-index="0"><draw:image xlink:href="Pictures/10000000000000580000001F196641809BB809C4.bmp" xlink:type="simple" xlink:show="embed" xlink:actuate="onLoad"/></draw:frame><text:a xlink:type="simple" xlink:href="https://creativecommons.org/licenses/by-nc-sa/4.0/legalcode" text:style-name="Internet_20_link" text:visited-style-name="Visited_20_Internet_20_Link"><text:span text:style-name="T34">https://creativecommons.org/licenses/by-nc-sa/4.0/legalcod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1" svg:font-family="'Liberation Mono'" style:font-family-generic="modern" style:font-pitch="fixed"/>
    <style:font-face style:name="Liberation Mono2" svg:font-family="'Liberation Mono'" style:font-adornments="Cursiva" style:font-family-generic="modern" style:font-pitch="fixed"/>
    <style:font-face style:name="Liberation Mono" svg:font-family="'Liberation Mono'" style:font-adornments="Negrita" style:font-family-generic="modern" style:font-pitch="fixed"/>
    <style:font-face style:name="Liberation Mono3"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5A26456CDAFFF66B.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start" style:justify-single-word="false"/>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text-properties fo:language="zxx" fo:country="none"/>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language="zxx" fo:country="non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text-align="start" style:justify-single-word="fals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Strong_20_Emphasis" style:display-name="Strong Emphasis" style:family="text" style:parent-style-name="Emphasis">
      <style:text-properties fo:font-style="normal" style:text-underline-style="solid" style:text-underline-type="double" style:text-underline-width="auto"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weight="bold" loext:shadow="none"/>
    </style:style>
    <style:style style:name="acronym"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1" fo:font-family="'Liberation Mono'" style:font-family-generic="modern" style:font-pitch="fixed" fo:language="zxx" fo:country="none" fo:font-style="italic"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Titulo_20_de_20_Lista_20_o_20_enum" style:display-name="Titulo de Lista o enum" style:family="text" style:parent-style-name="Emphasis">
      <style:text-properties fo:color="#ff9900" style:text-underline-style="none" fo:font-weight="bold"/>
    </style:style>
    <style:style style:name="Cita_20_Autor" style:display-name="Cita Autor" style:family="text" style:parent-style-name="Citation">
      <style:text-properties fo:font-style="italic" fo:font-weight="bold"/>
    </style:style>
    <style:style style:name="Cursiva" style:family="text">
      <style:text-properties style:font-name="Arial1" fo:font-family="Arial" style:font-style-name="Cursiva" style:font-family-generic="swiss" style:font-pitch="variable"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normal" style:text-underline-style="solid" style:text-underline-width="auto" style:text-underline-color="font-color" fo:font-weight="bold" loext:shadow="none"/>
    </style:style>
    <style:style style:name="_5f_Marcado" style:display-name="_Marcado" style:family="text" style:parent-style-name="_5f__5f_Base">
      <style:text-properties fo:background-color="#ffff99"/>
    </style:style>
    <style:style style:name="_5f_Marcado_20_Destacado" style:display-name="_Marcado Destacado" style:family="text" style:parent-style-name="_5f_Marcado">
      <style:text-properties fo:font-weight="bold"/>
    </style:style>
    <style:style style:name="_5f_Clase" style:display-name="_Clase" style:family="text" style:parent-style-name="_5f__5f_Base">
      <style:text-properties fo:color="#006600" style:font-name="Liberation Mono" fo:font-family="'Liberation Mono'" style:font-style-name="Negrita" style:font-family-generic="modern" style:font-pitch="fixed" fo:language="zxx" fo:country="none" fo:font-style="normal" style:text-underline-style="none" fo:font-weight="bold" fo:background-color="transparent" loext:padding="0cm" loext:border="none"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style:font-name="Liberation Mono" fo:font-family="'Liberation Mono'" style:font-style-name="Negrita" style:font-family-generic="modern" style:font-pitch="fixed" fo:language="zxx" fo:country="none" fo:font-weight="bold" loext:shadow="none"/>
    </style:style>
    <style:style style:name="_5f_Ruta_20_Fichero" style:display-name="_Ruta Fichero" style:family="text" style:parent-style-name="_5f__5f_Base">
      <style:text-properties style:font-name="Liberation Mono2" fo:font-family="'Liberation Mono'" style:font-style-name="Cursiva" style:font-family-generic="modern" style:font-pitch="fixed" fo:language="zxx" fo:country="none" fo:font-style="italic" fo:background-color="#dddddd"/>
    </style:style>
    <style:style style:name="_5f__5f_Base" style:display-name="__Base" style:family="text"/>
    <style:style style:name="_5f_Cod.Reservada" style:display-name="_Cod.Reservada" style:family="text" style:parent-style-name="_5f__5f_Base">
      <style:text-properties fo:color="#4b1f6f" style:font-name="Liberation Mono" fo:font-family="'Liberation Mono'" style:font-style-name="Negrita" style:font-family-generic="modern" style:font-pitch="fixed" fo:language="zxx" fo:country="none" fo:font-weight="bold"/>
    </style:style>
    <style:style style:name="_5f_Cod.Comentario" style:display-name="_Cod.Comentario" style:family="text" style:parent-style-name="_5f__5f_Base">
      <style:text-properties fo:color="#ff6600" style:font-name="Liberation Mono2" fo:font-family="'Liberation Mono'" style:font-style-name="Cursiva" style:font-family-generic="modern" style:font-pitch="fixed" fo:language="zxx" fo:country="none" fo:font-style="italic"/>
    </style:style>
    <style:style style:name="_5f_Cod.Cadena" style:display-name="_Cod.Cadena" style:family="text" style:parent-style-name="_5f__5f_Base">
      <style:text-properties fo:color="#ff33ff" style:font-name="Liberation Mono3" fo:font-family="'Liberation Mono'" style:font-style-name="Normal" style:font-family-generic="modern" style:font-pitch="fixed" fo:language="zxx" fo:country="none"/>
    </style:style>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8.602cm" style:rel-width="100%" table:align="center" style:writing-mode="page"/>
    </style:style>
    <style:style style:name="Tabla2.A" style:family="table-column">
      <style:table-column-properties style:column-width="7.44cm" style:rel-column-width="4218*"/>
    </style:style>
    <style:style style:name="Tabla2.B" style:family="table-column">
      <style:table-column-properties style:column-width="3.72cm" style:rel-column-width="2109*"/>
    </style:style>
    <style:style style:name="Tabla2.C" style:family="table-column">
      <style:table-column-properties style:column-width="7.442cm" style:rel-column-width="4219*"/>
    </style:style>
    <style:style style:name="Tabla2.1" style:family="table-row">
      <style:table-row-properties style:min-row-height="0.497cm"/>
    </style:style>
    <style:style style:name="Tabla2.A1" style:family="table-cell">
      <style:table-cell-properties style:vertical-align="middle" fo:padding="0cm" fo:border="none"/>
    </style:style>
    <style:style style:name="MP1" style:family="paragraph" style:parent-style-name="Table_20_Contents">
      <style:paragraph-properties fo:text-align="start" style:justify-single-word="false"/>
      <style:text-properties officeooo:rsid="007822f2" officeooo:paragraph-rsid="007822f2"/>
    </style:style>
    <style:style style:name="MP2" style:family="paragraph" style:parent-style-name="Footer">
      <style:text-properties officeooo:paragraph-rsid="0074bc18"/>
    </style:style>
    <style:style style:name="MP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MT1" style:family="text">
      <style:text-properties officeooo:rsid="0074bc18"/>
    </style:style>
    <style:page-layout style:name="Mpm1">
      <style:page-layout-properties fo:page-width="21.001cm" fo:page-height="29.7cm" style:num-format="1" style:print-orientation="portrait" fo:margin-top="1.101cm" fo:margin-bottom="1.101cm" fo:margin-left="1.199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199cm" fo:margin-bottom="0.1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text:subject>Cap.1 Intoducción.</text:subject></text:p>
            </table:table-cell>
            <table:table-cell table:style-name="Tabla2.A1" office:value-type="string">
              <text:p text:style-name="MP2"><text:page-number text:select-page="current">5</text:page-number> <text:span text:style-name="MT1">de </text:span><text:span text:style-name="MT1"><text:page-count>5</text:page-count></text:span></text:p>
            </table:table-cell>
            <table:table-cell table:style-name="Tabla2.A1" office:value-type="string">
              <text:p text:style-name="MP3">Eugenio Hugo Salgüero Jáñez </text:p>
            </table:table-cell>
          </table:table-row>
        </table:table>
        <text:p text:style-name="Footer"/>
      </style:footer>
    </style:master-page>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6" style:next-style-name="Standard"/>
    <style:master-page style:name="Envelo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3:27:42.522420648</meta:creation-date>
    <meta:editing-duration>P0D</meta:editing-duration>
    <meta:editing-cycles>1</meta:editing-cycles>
    <meta:generator>LibreOffice/5.1.6.2$Linux_X86_64 LibreOffice_project/10m0$Build-2</meta:generator>
    <dc:description>Proyecto final del ciclo formativo de grado superior en Desarrollo de Aplicaciones Multiplataforma.
Cursado en el I.E.S. Augustóbriga de Navalmoral de la Mata, Cáceres.

Por Eugenio Hugo Salgüero Jáñez.
Diciembre 2017

Esta obra está acogida bajo una licencia Reconocimiento-No Comercial-CompartirIgual. 
Esta licencia permite a otros entremezclar, ajustar y construir a partir de esta obra con fines no comerciales, siempre y cuando le reconozcan la autoría y sus nuevas creaciones estén bajo una licencia con los mismos términos. 

Reconocimiento-NoComercial-CompartirIgual 4.0 Internacional
http://creativecommons.org/licenses/by-nc-sa/4.0/
https://creativecommons.org/licenses/by-nc-sa/4.0/legalcode</dc:description>
    <dc:title>Desarrollo de Juegos Multiplataforma Utilizando Godot Engine.</dc:title>
    <dc:subject>Cap.1 Intoducción.</dc:subject>
    <meta:document-statistic meta:table-count="2" meta:image-count="1" meta:object-count="0" meta:page-count="5" meta:paragraph-count="82" meta:word-count="1472" meta:character-count="9429" meta:non-whitespace-character-count="8036"/>
    <meta:user-defined meta:name="Info 1"/>
    <meta:user-defined meta:name="Info 2"/>
    <meta:user-defined meta:name="Info 3"/>
    <meta:user-defined meta:name="Info 4"/>
  </office:meta>
</office:document-meta>
</file>